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9fb" officeooo:paragraph-rsid="0013d9fb"/>
    </style:style>
    <style:style style:name="P2" style:family="paragraph" style:parent-style-name="Standard">
      <style:text-properties officeooo:rsid="00148846" officeooo:paragraph-rsid="00148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近期，由王至勇老师估计，改用ee-→pi+ pi- h_c, h_c→ gamma eta_c 来进行eta_c衰变道的分支比的测量，可以得到更好的结果，更好的提高测量精度</text:p>
      <text:p text:style-name="P2"/>
      <text:p text:style-name="P2">下面是计划：</text:p>
      <text:p text:style-name="P2">半个月内完成代码的编写，优化，并产生MC结果（包括Inclusive及Exclusive过程，4230,4260,4360,4420四个能量点）</text:p>
      <text:p text:style-name="P2">一个月，完成本底分析，优化</text:p>
      <text:p text:style-name="P2">一个月，完成拟合，得到初步结果</text:p>
      <text:p text:style-name="P2">三个月，误差分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meng </meta:initial-creator>
    <meta:creation-date>2015-03-11T08:11:12.658107907</meta:creation-date>
    <dc:date>2015-03-16T20:26:46.107312523</dc:date>
    <dc:creator>zimeng </dc:creator>
    <meta:editing-duration>PT15M28S</meta:editing-duration>
    <meta:editing-cycles>2</meta:editing-cycles>
    <meta:generator>LibreOffice/4.4.1.2$Linux_x86 LibreOffice_project/40m0$Build-2</meta:generator>
    <meta:document-statistic meta:table-count="0" meta:image-count="0" meta:object-count="0" meta:page-count="1" meta:paragraph-count="6" meta:word-count="133" meta:character-count="200" meta:non-whitespace-character-count="194"/>
  </office:meta>
</office:document-meta>
</file>